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paragraph-rsid="001b6b00"/>
    </style:style>
    <style:style style:name="P2" style:family="paragraph" style:parent-style-name="Text_20_body" style:list-style-name="L1"/>
    <style:style style:name="P3" style:family="paragraph" style:parent-style-name="Text_20_body">
      <style:text-properties officeooo:paragraph-rsid="001e9c9d"/>
    </style:style>
    <style:style style:name="P4" style:family="paragraph" style:parent-style-name="Text_20_body">
      <style:text-properties officeooo:paragraph-rsid="001f4996"/>
    </style:style>
    <style:style style:name="P5" style:family="paragraph" style:parent-style-name="Text_20_body">
      <style:text-properties officeooo:paragraph-rsid="0020ccb9"/>
    </style:style>
    <style:style style:name="P6" style:family="paragraph" style:parent-style-name="Text_20_body">
      <style:text-properties officeooo:paragraph-rsid="00225c3f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>
      <style:paragraph-properties fo:break-before="page"/>
      <style:text-properties officeooo:paragraph-rsid="00225c3f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officeooo:rsid="001b6b00"/>
    </style:style>
    <style:style style:name="T2" style:family="text">
      <style:text-properties fo:font-weight="bold" officeooo:rsid="001b6b00" style:font-weight-asian="bold" style:font-weight-complex="bold"/>
    </style:style>
    <style:style style:name="T3" style:family="text">
      <style:text-properties officeooo:rsid="001e9c9d"/>
    </style:style>
    <style:style style:name="T4" style:family="text">
      <style:text-properties officeooo:rsid="001f4996"/>
    </style:style>
    <style:style style:name="T5" style:family="text">
      <style:text-properties officeooo:rsid="0020ccb9"/>
    </style:style>
    <style:style style:name="T6" style:family="text">
      <style:text-properties officeooo:rsid="0020f5e0"/>
    </style:style>
    <style:style style:name="T7" style:family="text">
      <style:text-properties officeooo:rsid="00225c3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 que vamos ver</text:h>
      <text:list xml:id="list8025604060132525239" text:style-name="L1">
        <text:list-item>
          <text:p text:style-name="P7">O que é o Flask </text:p>
        </text:list-item>
        <text:list-item>
          <text:p text:style-name="P7">Dados do criador </text:p>
        </text:list-item>
        <text:list-item>
          <text:p text:style-name="P7">Quais as libs que ele usa </text:p>
        </text:list-item>
        <text:list-item>
          <text:p text:style-name="P7">Como instalar o Flask </text:p>
        </text:list-item>
        <text:list-item>
          <text:p text:style-name="P7">Tipos de aplicações possíveis </text:p>
        </text:list-item>
        <text:list-item>
          <text:p text:style-name="P7">Alguns codigos Flask (https://speakerdeck.com/mitsuhiko/advanced-flask-patterns-1) </text:p>
          <text:list>
            <text:list-item>
              <text:p text:style-name="P7">Static/Templates </text:p>
            </text:list-item>
            <text:list-item>
              <text:p text:style-name="P7">Cache </text:p>
            </text:list-item>
            <text:list-item>
              <text:p text:style-name="P7">Modo debug </text:p>
            </text:list-item>
            <text:list-item>
              <text:p text:style-name="P7">Criação de Response objects </text:p>
            </text:list-item>
            <text:list-item>
              <text:p text:style-name="P7"/>
            </text:list-item>
          </text:list>
        </text:list-item>
        <text:list-item>
          <text:p text:style-name="P7">Jinja </text:p>
          <text:list>
            <text:list-item>
              <text:p text:style-name="P7">O que é, como funciona </text:p>
            </text:list-item>
            <text:list-item>
              <text:p text:style-name="P7">Filters </text:p>
            </text:list-item>
            <text:list-item>
              <text:p text:style-name="P7">Loops </text:p>
            </text:list-item>
            <text:list-item>
              <text:p text:style-name="P7">Comandos </text:p>
            </text:list-item>
            <text:list-item>
              <text:p text:style-name="P7">Como criar coisas customizadas </text:p>
            </text:list-item>
          </text:list>
        </text:list-item>
        <text:list-item>
          <text:p text:style-name="P7">Casos de sucesso </text:p>
        </text:list-item>
        <text:list-item>
          <text:p text:style-name="P7">Rodando em servidores WSGI: ngix, apache, gunicorn, google-apps, tornado, ... </text:p>
        </text:list-item>
        <text:list-item>
          <text:p text:style-name="P7">Flask x Django </text:p>
        </text:list-item>
        <text:list-item>
          <text:p text:style-name="P2">Contato </text:p>
        </text:list-item>
      </text:list>
      <text:h text:style-name="Heading_20_2" text:outline-level="2"/>
      <text:p text:style-name="P8"><text:span text:style-name="T7">Flask – Historia</text:span></text:p>
      <text:p text:style-name="P6"><text:span text:style-name="T7">Iniciou como uma brincadeira.</text:span></text:p>
      <text:p text:style-name="P6"><text:span text:style-name="T7">Motivações: </text:span></text:p>
      <text:p text:style-name="P6"><text:span text:style-name="T7">* não estava muto contente com o que tinha (web2py, bottle,web.py)</text:span></text:p>
      <text:p text:style-name="P6"><text:span text:style-name="T7">* single file framework</text:span></text:p>
      <text:p text:style-name="P6"><text:span text:style-name="T7">* escalável</text:span></text:p>
      <text:p text:style-name="P6"><text:span text:style-name="T7">* utilizar facilmente NoSQL</text:span></text:p>
      <text:p text:style-name="P6"><text:span text:style-name="T7">* unir seus dois outros projetos (werkzeug e jinja2)</text:span></text:p>
      <text:p text:style-name="P6"><text:span text:style-name="T7">* RESTFul fácil</text:span></text:p>
      <text:p text:style-name="P6"><text:span text:style-name="T7">As boas intenções:</text:span></text:p>
      <text:p text:style-name="P6"><text:span text:style-name="T7">* ser honesto</text:span></text:p>
      <text:p text:style-name="P6"><text:span text:style-name="T7">* não reinventar as coisas</text:span></text:p>
      <text:p text:style-name="P6"><text:span text:style-name="T7">* manter contato com os outros</text:span></text:p>
      <text:h text:style-name="P9" text:outline-level="1"><text:span text:style-name="T3">Django x Flask</text:span></text:h>
      <text:p text:style-name="P3"><text:span text:style-name="T3"/></text:p>
      <text:h text:style-name="Heading_20_2" text:outline-level="2"><text:span text:style-name="T3">Django</text:span></text:h>
      <text:p text:style-name="P3"><text:span text:style-name="T3"/></text:p>
      <text:p text:style-name="P3"><text:span text:style-name="T3">É o fw mais utilizado</text:span></text:p>
      <text:p text:style-name="P3"><text:span text:style-name="T3">Tem excelente documentação e inúmeros livros escritos</text:span></text:p>
      <text:p text:style-name="P3"><text:span text:style-name="T3">Você tem que aprender como o Django trata as coisas para programar nele.</text:span></text:p>
      <text:p text:style-name="P3"><text:span text:style-name="T3">Tem seu próprio controle de URLs e Templates</text:span></text:p>
      <text:p text:style-name="P3"><text:span text:style-name="T3">Tem uma estrutura definida para seguir em sua aplicação.</text:span></text:p>
      <text:p text:style-name="P3"><text:span text:style-name="T3">Tem um ORM próprio para acesso a banco de dados.</text:span></text:p>
      <text:p text:style-name="P5"><text:span text:style-name="T5">Somente websever de desenvolvimento. Não deve ser usado em produção.</text:span></text:p>
      <text:p text:style-name="P3"><text:span text:style-name="T3"/></text:p>
      <text:h text:style-name="Heading_20_2" text:outline-level="2"><text:span text:style-name="T3">Flask</text:span></text:h>
      <text:p text:style-name="P3"><text:span text:style-name="T3"/></text:p>
      <text:p text:style-name="P3"><text:span text:style-name="T3">É um fw mais novo</text:span></text:p>
      <text:p text:style-name="P3"><text:span text:style-name="T3">Código fonte simples, pequeno e o mais ágil possível</text:span></text:p>
      <text:p text:style-name="P3"><text:span text:style-name="T3">Definição de rotas (views) via decorador, tende a ser mais compreensível do que RegExp.</text:span></text:p>
      <text:p text:style-name="P4"><text:span text:style-name="T4">Usa duas bibliotecas para para controle de URLs e Templates (Werkzeug e Jinja2)</text:span></text:p>
      <text:p text:style-name="P4"><text:span text:style-name="T4">Não obriga o uso de banco de dados, nem obriga algum tipo de banco de dados na app. Deixando você escolher seu ORM ou lib preferida.</text:span></text:p>
      <text:p text:style-name="P5"><text:span text:style-name="T5">Não tem servidor de produção. O deploy em vários servidores Wsgi é </text:span><text:span text:style-name="T6">muito</text:span><text:span text:style-name="T5"> fácil.</text:span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roid Sans Fallback" style:font-size-asian="18pt" style:font-weight-asian="bold" style:font-name-complex="FreeSans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b6b00"/>
    </style:style>
    <style:style style:name="MT1" style:family="text">
      <style:text-properties officeooo:rsid="001b6b00"/>
    </style:style>
    <style:style style:name="MT2" style:family="text">
      <style:text-properties fo:font-weight="bold" officeooo:rsid="001b6b0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lask – Faça tudo o que quiser com ele - </text:span><text:span text:style-name="MT2">FISL14 </text:span><text:s text:c="2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érgio Jr</meta:initial-creator>
    <meta:creation-date>2013-06-22T12:51:44</meta:creation-date>
    <dc:date>2013-06-23T01:12:28</dc:date>
    <dc:creator>Sérgio Jr</dc:creator>
    <meta:editing-duration>PT11H49M20S</meta:editing-duration>
    <meta:editing-cycles>5</meta:editing-cycles>
    <meta:generator>LibreOffice/4.0.3.3$Linux_X86_64 LibreOffice_project/400m0$Build-3</meta:generator>
    <meta:printed-by>Sérgio Jr</meta:printed-by>
    <meta:print-date>2013-06-22T13:37:15</meta:print-date>
    <meta:document-statistic meta:table-count="0" meta:image-count="0" meta:object-count="0" meta:page-count="3" meta:paragraph-count="52" meta:word-count="304" meta:character-count="1714" meta:non-whitespace-character-count="1456"/>
  </office:meta>
</office:document-meta>
</file>